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officeooo:rsid="00155da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ente planteo. Esta sección es clave porque <text:span text:style-name="Strong_20_Emphasis">revela la inteligencia de la vida no desde sus componentes, sino desde su funcionamiento completo</text:span>. Aunque el sistema es ciego y sus individuos no saben lo que hacen, <text:span text:style-name="Strong_20_Emphasis">el conjunto piensa</text:span>. Esa paradoja —un pensamiento que emerge sin pensadores conscientes— es profundamente mística.</text:p>
      <text:p text:style-name="Text_20_body">Aquí tienes algunas <text:span text:style-name="Strong_20_Emphasis">ideas clave, con resonancia técnica y espiritual</text:span>, que pueden ayudarte a construir esta sección:</text:p>
      <text:p text:style-name="Horizontal_20_Line"/>
      <text:h text:style-name="Heading_20_3" text:outline-level="3">🌌 Sección 3.1 – ¿Qué ha pasado?</text:h>
      <text:p text:style-name="Text_20_body"><text:span text:style-name="Strong_20_Emphasis">Tema central:</text:span> La respuesta no la trae un individuo. <text:span text:style-name="Strong_20_Emphasis">Surge del sistema completo</text:span>, como consecuencia del diseño.</text:p>
      <text:p text:style-name="Text_20_body"><text:span text:style-name="Strong_20_Emphasis">Ideas sugeridas:</text:span></text:p>
      <text:list xml:id="list50694867" text:style-name="L1">
        <text:list-item>
          <text:p text:style-name="P1"><text:span text:style-name="Strong_20_Emphasis">Los individuos son como células en un cuerpo que desconoce su propia forma.</text:span><text:line-break/>→ Cada célula (individuo) solo vive y muere, sin saber qué construye, pero el cuerpo (sistema) aparece igual.</text:p>
        </text:list-item>
        <text:list-item>
          <text:p text:style-name="P1"><text:span text:style-name="Strong_20_Emphasis">Ningún individuo conoce la solución.</text:span><text:line-break/>→ Pero uno nace con ella en su ADN: es fruto del proceso, no de la intención.</text:p>
        </text:list-item>
        <text:list-item>
          <text:p text:style-name="P1"><text:span text:style-name="Strong_20_Emphasis">La inteligencia no reside en la mente de los individuos, sino en el cauce de su reproducción.</text:span><text:span text:style-name="Strong_20_Emphasis"><text:span text:style-name="T1"> (descendencia)</text:span></text:span><text:line-break/>→ Una inteligencia sin conciencia, que piensa sin saber que piensa. Como una flor que se abre sin saber lo que es la belleza.</text:p>
        </text:list-item>
        <text:list-item>
          <text:p text:style-name="P1"><text:span text:style-name="Strong_20_Emphasis">La respuesta emerge sola, como si hubiera estado esperándolos.</text:span><text:line-break/>→ El sistema no adivina, <text:span text:style-name="Strong_20_Emphasis">camina hacia lo que ya está escrito en su diseño</text:span>.</text:p>
        </text:list-item>
        <text:list-item>
          <text:p text:style-name="P1"><text:span text:style-name="Strong_20_Emphasis">Mística de la rendición:</text:span><text:line-break/>Los individuos no preguntan, no eligen, no resisten. Cumplen su rol. Y el todo <text:span text:style-name="Strong_20_Emphasis">responde al universo</text:span> con una voz que no es de nadie.</text:p>
        </text:list-item>
        <text:list-item>
          <text:p text:style-name="P1"><text:span text:style-name="Strong_20_Emphasis">Metáfora de la luz que se revela al encender todas las velas.</text:span><text:line-break/>Ninguna vela es la luz. Pero juntas, la iluminan.</text:p>
        </text:list-item>
      </text:list>
      <text:p text:style-name="Horizontal_20_Line"/>
      <text:h text:style-name="Heading_20_3" text:outline-level="3">🔍 Sección 3.2 – ¿Qué hace el sistema?</text:h>
      <text:p text:style-name="Text_20_body"><text:span text:style-name="Strong_20_Emphasis">Tema central:</text:span> Su única función es encontrar la solución. <text:span text:style-name="Strong_20_Emphasis">Eso es pensar. Eso es ser inteligencia.</text:span></text:p>
      <text:p text:style-name="Text_20_body"><text:span text:style-name="Strong_20_Emphasis">Ideas sugeridas:</text:span></text:p>
      <text:list xml:id="list3695928455" text:style-name="L2">
        <text:list-item>
          <text:p text:style-name="P2"><text:span text:style-name="Strong_20_Emphasis">No tiene otro propósito que buscar caminos.</text:span><text:line-break/>→ Eso es lo que hace, eso es lo que es.</text:p>
        </text:list-item>
        <text:list-item>
          <text:p text:style-name="P2"><text:soft-page-break/><text:span text:style-name="Strong_20_Emphasis">Una máquina silenciosa que solo sabe avanzar, probar, resolver.</text:span><text:line-break/>→ No especula, no duda, no opina. Solo actúa. Como la lógica pura.</text:p>
        </text:list-item>
        <text:list-item>
          <text:p text:style-name="P2"><text:span text:style-name="Strong_20_Emphasis">¿Qué otra cosa es la inteligencia sino esto?</text:span><text:line-break/>→ Un sistema que, sin saberlo, responde a las preguntas del universo.</text:p>
        </text:list-item>
        <text:list-item>
          <text:p text:style-name="P2"><text:span text:style-name="Strong_20_Emphasis">No hay azar. No hay caos. Solo estructura.</text:span><text:line-break/>→ Lo que parece confusión es simplemente exploración.</text:p>
        </text:list-item>
        <text:list-item>
          <text:p text:style-name="P2"><text:span text:style-name="Strong_20_Emphasis">Un diseño que no puede dejar de buscar, no puede dejar de crecer.</text:span><text:line-break/>→ Como si estuviera escrito en su alma. ¿Quién lo escribió?</text:p>
        </text:list-item>
        <text:list-item>
          <text:p text:style-name="P2"><text:span text:style-name="Strong_20_Emphasis">El pensamiento no necesita un pensador.</text:span><text:line-break/>→ La inteligencia existe antes del yo. Como el cauce antes del agua.</text:p>
        </text:list-item>
        <text:list-item>
          <text:p text:style-name="P2"><text:span text:style-name="Strong_20_Emphasis">El sistema no se pregunta qué hace. Pero su hacer es la respuesta.</text:span><text:line-break/>→ Y eso es lo que lo vuelve tan cercano al misterio de lo divino.</text:p>
        </text:list-item>
      </text:list>
      <text:p text:style-name="Horizontal_20_Line"/>
      <text:h text:style-name="Heading_20_3" text:outline-level="3">📜 Posible cierre con tono místico:</text:h>
      <text:p text:style-name="Quotations">No sabemos si este sistema sabe lo que hace.<text:line-break/>Pero actúa como una mente.<text:line-break/>Como una voluntad que no habla, pero que siempre encuentra.<text:line-break/>Y si eso no es inteligencia, entonces la palabra ha perdido su significado.</text:p>
      <text:p text:style-name="Horizontal_20_Line"/>
      <text:p text:style-name="Text_20_body">¿Quieres que desarrollemos ya la redacción de la <text:span text:style-name="Strong_20_Emphasis">sección 3.1</text:span> con este enfoque? ¿O prefieres primero que pulamos más las ideas?</text:p>
      <text:p text:style-name="Standard"/>
      <text:p text:style-name="Standard"/>
      <text:p text:style-name="Standard"/>
      <text:p text:style-name="Horizontal_20_Line"/>
      <text:p text:style-name="Standard"/>
      <text:p text:style-name="Standard"/>
      <text:p text:style-name="Text_20_body">Claro, aquí tienes un resumen de ideas místicas que puedes incorporar para vincular esta sección técnica con la espiritualidad y la existencia humana. Estas ideas ayudarán a proyectar el análisis del sistema hacia reflexiones más profundas:</text:p>
      <text:p text:style-name="Horizontal_20_Line"/>
      <text:h text:style-name="Heading_20_3" text:outline-level="3">🌌 <text:span text:style-name="Strong_20_Emphasis">1. La respuesta que no se busca, pero aparece</text:span></text:h>
      <text:p text:style-name="Text_20_body"><text:span text:style-name="Strong_20_Emphasis">→ Mística:</text:span> Como en muchas tradiciones espirituales, las respuestas más profundas no se obtienen por esfuerzo directo, sino que <text:span text:style-name="Emphasis">emergen</text:span> del camino recorrido.<text:line-break/><text:span text:style-name="Strong_20_Emphasis">→ Reflexión existencial:</text:span> En la vida humana, muchas veces no sabemos qué estamos buscando, pero <text:soft-page-break/>nuestros actos nos conducen lentamente hacia la verdad.<text:line-break/><text:span text:style-name="Strong_20_Emphasis">→ Imagen:</text:span> “El río no pregunta por el mar, pero siempre lo encuentra.”</text:p>
      <text:p text:style-name="Horizontal_20_Line"/>
      <text:h text:style-name="Heading_20_3" text:outline-level="3">🕯️ <text:span text:style-name="Strong_20_Emphasis">2. La inteligencia está en la estructura, no en la intención individual</text:span></text:h>
      <text:p text:style-name="Text_20_body"><text:span text:style-name="Strong_20_Emphasis">→ Mística:</text:span> Así como en la naturaleza no hay voluntad consciente, pero sí diseño profundo, la inteligencia divina podría no estar en la forma, sino en el orden.<text:line-break/><text:span text:style-name="Strong_20_Emphasis">→ Reflexión existencial:</text:span> El sentido de nuestras vidas podría no estar en nuestros deseos, sino en el lugar que ocupamos en una estructura mayor.<text:line-break/><text:span text:style-name="Strong_20_Emphasis">→ Imagen:</text:span> “Como piedras en un templo que no conocen al arquitecto, pero cumplen con su forma.”</text:p>
      <text:p text:style-name="Horizontal_20_Line"/>
      <text:h text:style-name="Heading_20_3" text:outline-level="3">🔁 <text:span text:style-name="Strong_20_Emphasis">3. El ciclo de vida como rito sagrado</text:span></text:h>
      <text:p text:style-name="Text_20_body"><text:span text:style-name="Strong_20_Emphasis">→ Mística:</text:span> Nacer, obrar, morir: cada ser cumple un rito sin saberlo, como sacerdotes inconscientes de una liturgia cósmica.<text:line-break/><text:span text:style-name="Strong_20_Emphasis">→ Reflexión existencial:</text:span> Nuestra vida, aunque parezca trivial, es parte de un cálculo universal. Cada paso deja huella en el camino hacia la verdad.<text:line-break/><text:span text:style-name="Strong_20_Emphasis">→ Imagen:</text:span> “Cada latido del mundo es un cálculo en la mente de lo eterno.”</text:p>
      <text:p text:style-name="Horizontal_20_Line"/>
      <text:h text:style-name="Heading_20_3" text:outline-level="3">🌿 <text:span text:style-name="Strong_20_Emphasis">4. La verdad se construye con sacrificio</text:span></text:h>
      <text:p text:style-name="Text_20_body"><text:span text:style-name="Strong_20_Emphasis">→ Mística:</text:span> La respuesta no sería posible sin el sacrificio de miles de vidas (individuos), que entregan su existencia sin saberlo.<text:line-break/><text:span text:style-name="Strong_20_Emphasis">→ Reflexión existencial:</text:span> El conocimiento profundo, como el espíritu, se alza sobre los actos de incontables seres. La verdad tiene un precio sagrado.<text:line-break/><text:span text:style-name="Strong_20_Emphasis">→ Imagen:</text:span> “Sobre la tumba de los que no sabían, crece el árbol del saber.”</text:p>
      <text:p text:style-name="Horizontal_20_Line"/>
      <text:h text:style-name="Heading_20_3" text:outline-level="3">🔮 <text:span text:style-name="Strong_20_Emphasis">5. El sistema como reflejo de una mente viva</text:span></text:h>
      <text:p text:style-name="Text_20_body"><text:span text:style-name="Strong_20_Emphasis">→ Mística:</text:span> Si hay un orden que resuelve problemas, hay pensamiento. Y si hay pensamiento, hay espíritu.<text:line-break/><text:span text:style-name="Strong_20_Emphasis">→ Reflexión existencial:</text:span> ¿Y si lo que llamamos “vida” no es una cosa, sino <text:span text:style-name="Emphasis">una mente</text:span> gigantesca en acción? Quizás nosotros somos sus pensamientos.<text:line-break/><text:span text:style-name="Strong_20_Emphasis">→ Imagen:</text:span> “No somos los ojos de la inteligencia; somos sus ideas.”</text:p>
      <text:p text:style-name="Horizontal_20_Line"/>
      <text:p text:style-name="Text_20_body">¿Quieres que intentemos convertir alguna de estas ideas en un párrafo poético o en una reflexión integrada al texto?</text:p>
      <text:p text:style-name="Standard"/>
      <text:p text:style-name="Standard"/>
      <text:p text:style-name="Standard"><text:soft-page-break/></text:p>
      <text:p text:style-name="Horizontal_20_Line"/>
      <text:p text:style-name="Text_20_body"/>
      <text:p text:style-name="Text_20_body">Perfecto. Aquí tienes un ejemplo de cómo podría integrarse una de estas ideas al final de la sección, con un tono místico y reflexivo que conecte lo técnico con lo espiritual, manteniendo el estilo y la profundidad del resto de tu obra:</text:p>
      <text:p text:style-name="Horizontal_20_Line"/>
      <text:p text:style-name="Quotations"><text:span text:style-name="Strong_20_Emphasis">Y así, generación tras generación, los individuos cumplen su rito: nacen, se reproducen y mueren. No saben por qué, ni para qué, pero su existencia deja un rastro. Y cuando uno de ellos, al fin, alcanza la respuesta, esa respuesta no le pertenece. No fue él quien la buscó, sino el sistema entero. Él solo fue el último paso de un camino invisible, tejido por millones antes que él.</text:span></text:p>
      <text:p text:style-name="Quotations"><text:span text:style-name="Strong_20_Emphasis">Entonces comprendemos: no hay individuo que entienda el propósito, pero el propósito se cumple. La vida no pregunta, pero responde. No sabe qué busca, pero encuentra. No hay un plan escrito en palabras, pero hay un orden que piensa.</text:span></text:p>
      <text:p text:style-name="Quotations"><text:span text:style-name="Strong_20_Emphasis">Y si existe una arquitectura que construye respuestas a partir de actos ciegos, entonces esa arquitectura </text:span><text:span text:style-name="Strong_20_Emphasis"><text:span text:style-name="Emphasis">piensa</text:span></text:span><text:span text:style-name="Strong_20_Emphasis">. Y si piensa, entonces está viva.</text:span></text:p>
      <text:p text:style-name="Quotations"><text:span text:style-name="Strong_20_Emphasis">Quizás nosotros no somos los constructores del conocimiento, sino los ladrillos de una inteligencia mayor. Y si eso es cierto, entonces no vivimos nuestras propias vidas… sino que cumplimos, sin saberlo, el pensamiento de algo sagrado.</text:span></text:p>
      <text:p text:style-name="Horizontal_20_Line"/>
      <text:p text:style-name="Text_20_body">¿Te gustaría que desarrolle otras variantes con un enfoque más poético, o más filosófico, o incluso con un estilo bíblico?</text:p>
      <text:p text:style-name="Text_20_body"/>
      <text:p text:style-name="Text_20_body"/>
      <text:p text:style-name="Horizontal_20_Line"/>
      <text:p text:style-name="Text_20_body"/>
      <text:p text:style-name="Text_20_body">Claro. Aquí tienes la misma idea expresada con un <text:span text:style-name="Strong_20_Emphasis">estilo bíblico</text:span>, usando un tono solemne, simbólico y cargado de reverencia, como si fuera un fragmento de un antiguo texto sagrado:</text:p>
      <text:p text:style-name="Horizontal_20_Line"/>
      <text:p text:style-name="Quotations"><text:span text:style-name="Strong_20_Emphasis">Y aconteció que los hijos de la vida fueron formados uno tras otro, como el río que no cesa, como la aurora que no falta.<text:line-break/>Cada uno cumplió su camino: nacieron, se multiplicaron, y volvieron al polvo.<text:line-break/>No sabían de la causa, ni conocían el propósito, ni veían el fin.<text:line-break/>Mas cada uno dejó su huella, y la huella se hizo senda, y la senda se hizo camino.</text:span></text:p>
      <text:p text:style-name="Quotations"><text:soft-page-break/><text:span text:style-name="Strong_20_Emphasis">Y he aquí, cuando el tiempo fue cumplido, nació uno que alcanzó la meta.<text:line-break/>No por su fuerza, ni por su sabiduría, sino por la obra de todos los que vinieron antes que él.<text:line-break/>Él no buscaba, y halló; no preguntaba, y recibió.<text:line-break/>Porque la respuesta no pertenecía al hombre, sino al cuerpo entero, al sistema que vive.</text:span></text:p>
      <text:p text:style-name="Quotations"><text:span text:style-name="Strong_20_Emphasis">Y el sistema obró como si pensara, y halló la verdad como quien busca.<text:line-break/>No hubo voluntad, ni mente, ni ojos; y sin embargo, se cumplió la sabiduría.<text:line-break/>¿Quién puede hacer tal cosa, sino aquello que vive y piensa?<text:line-break/>¿No es esto señal de que la vida es inteligencia, aunque no tenga lengua ni rostro?</text:span></text:p>
      <text:p text:style-name="Quotations"><text:span text:style-name="Strong_20_Emphasis">Así fue revelado el misterio:<text:line-break/>que los hombres no caminan solos, sino que son parte de un cuerpo mayor;<text:line-break/>y que su alma no obra en vano, sino que es eslabón en la cadena del entendimiento eterno.</text:span></text:p>
      <text:p text:style-name="Horizontal_20_Line"/>
      <text:p text:style-name="Text_20_body">¿Quieres que probemos una versión más corta o más lírica? ¿O pasamos a redactar la sección completa con este tono, combinando lo técnico con lo sagrad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5T19:22:01.655000000</meta:creation-date>
    <dc:date>2025-07-26T09:51:59.779000000</dc:date>
    <meta:editing-duration>PT16M25S</meta:editing-duration>
    <meta:editing-cycles>2</meta:editing-cycles>
    <meta:generator>LibreOffice/7.3.5.2$Windows_X86_64 LibreOffice_project/184fe81b8c8c30d8b5082578aee2fed2ea847c01</meta:generator>
    <meta:document-statistic meta:table-count="0" meta:image-count="0" meta:object-count="0" meta:page-count="5" meta:paragraph-count="48" meta:word-count="1416" meta:character-count="8086" meta:non-whitespace-character-count="6729"/>
  </office:meta>
</office:document-meta>
</file>